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automatic-styles>
    <style:style style:family="table" style:name="ta0">
      <style:table-properties table:display="true"/>
    </style:style>
  </office:automatic-styles>
  <office:body>
    <office:spreadsheet>
      <table:table table:style-name="ta0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4"/>
        </table:table-row>
        <table:table-row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14"/>
        </table:table-row>
        <table:table-row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table:number-columns-repeated="14"/>
        </table:table-row>
        <table:table-row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number-rows-repeated="16">
          <table:table-cell table:number-columns-repeated="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meta>
    <meta:generator>jOpenDocument/1.3</meta:generator>
  </office:meta>
</office:document-meta>
</file>